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16ebe" officeooo:paragraph-rsid="00116ebe"/>
    </style:style>
    <style:style style:name="P2" style:family="paragraph" style:parent-style-name="Standard">
      <style:paragraph-properties fo:text-align="start" style:justify-single-word="false"/>
      <style:text-properties officeooo:rsid="00116ebe" officeooo:paragraph-rsid="00116ebe"/>
    </style:style>
    <style:style style:name="P3" style:family="paragraph" style:parent-style-name="Standard">
      <style:paragraph-properties fo:text-align="center" style:justify-single-word="false"/>
      <style:text-properties fo:font-weight="bold" officeooo:rsid="00116ebe" officeooo:paragraph-rsid="00116ebe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bold" officeooo:rsid="00116ebe" officeooo:paragraph-rsid="00116ebe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weight="bold" officeooo:rsid="001eec0c" officeooo:paragraph-rsid="001eec0c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weight="normal" officeooo:rsid="0012fdae" officeooo:paragraph-rsid="0012fdae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weight="normal" officeooo:rsid="0012fdae" officeooo:paragraph-rsid="0015653b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weight="normal" officeooo:rsid="0015653b" officeooo:paragraph-rsid="0015653b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weight="normal" officeooo:rsid="0015aa12" officeooo:paragraph-rsid="0015aa12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weight="normal" officeooo:rsid="0016ede8" officeooo:paragraph-rsid="0016ede8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weight="normal" officeooo:rsid="001802bf" officeooo:paragraph-rsid="001802bf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weight="normal" officeooo:rsid="001a1dc6" officeooo:paragraph-rsid="001a1dc6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weight="normal" officeooo:rsid="001ab277" officeooo:paragraph-rsid="001ab277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weight="normal" officeooo:rsid="001bd517" officeooo:paragraph-rsid="001bd517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weight="normal" officeooo:rsid="001dac93" officeooo:paragraph-rsid="001dac93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normal" officeooo:rsid="00116ebe" officeooo:paragraph-rsid="00116ebe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116ebe" officeooo:paragraph-rsid="00116ebe"/>
    </style:style>
    <style:style style:name="P18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123718" officeooo:paragraph-rsid="00123718"/>
    </style:style>
    <style:style style:name="P19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14eea6" officeooo:paragraph-rsid="0014eea6"/>
    </style:style>
    <style:style style:name="P20" style:family="paragraph" style:parent-style-name="Standard">
      <style:paragraph-properties fo:text-align="start" style:justify-single-word="false"/>
      <style:text-properties officeooo:rsid="0012fdae" officeooo:paragraph-rsid="0012fdae"/>
    </style:style>
    <style:style style:name="P21" style:family="paragraph" style:parent-style-name="Standard">
      <style:paragraph-properties fo:text-align="start" style:justify-single-word="false"/>
      <style:text-properties officeooo:rsid="0014eea6" officeooo:paragraph-rsid="0014eea6"/>
    </style:style>
    <style:style style:name="P22" style:family="paragraph" style:parent-style-name="Standard">
      <style:paragraph-properties fo:text-align="start" style:justify-single-word="false"/>
      <style:text-properties officeooo:rsid="001dac93" officeooo:paragraph-rsid="001dac93"/>
    </style:style>
    <style:style style:name="P23" style:family="paragraph" style:parent-style-name="Standard">
      <style:paragraph-properties fo:text-align="start" style:justify-single-word="false"/>
      <style:text-properties fo:font-weight="normal" officeooo:rsid="00207256" officeooo:paragraph-rsid="001eec0c" style:font-weight-asian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weight="normal" officeooo:rsid="00116ebe" officeooo:paragraph-rsid="00116ebe" style:font-weight-asian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weight="normal" officeooo:rsid="0021fb03" officeooo:paragraph-rsid="0021fb03" style:font-weight-asian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4pt" fo:font-weight="bold" officeooo:rsid="00230f47" officeooo:paragraph-rsid="00230f47" style:font-size-asian="14pt" style:font-weight-asian="bold" style:font-size-complex="14pt" style:font-weight-complex="bold"/>
    </style:style>
    <style:style style:name="P27" style:family="paragraph" style:parent-style-name="Standard">
      <style:paragraph-properties fo:text-align="start" style:justify-single-word="false"/>
      <style:text-properties fo:font-size="13pt" fo:font-weight="normal" officeooo:rsid="00230f47" officeooo:paragraph-rsid="00230f47" style:font-size-asian="13pt" style:font-weight-asian="normal" style:font-size-complex="13pt" style:font-weight-complex="normal"/>
    </style:style>
    <style:style style:name="P28" style:family="paragraph" style:parent-style-name="Standard">
      <style:paragraph-properties fo:text-align="start" style:justify-single-word="false" fo:padding="0.074cm" fo:border-left="none" fo:border-right="none" fo:border-top="none" fo:border-bottom="0.06pt solid #000000" style:join-border="false"/>
      <style:text-properties fo:font-weight="normal" officeooo:rsid="00116ebe" officeooo:paragraph-rsid="00116ebe" style:font-weight-asian="normal" style:font-weight-complex="normal"/>
    </style:style>
    <style:style style:name="P29" style:family="paragraph" style:parent-style-name="Standard">
      <style:paragraph-properties fo:text-align="start" style:justify-single-word="false" fo:padding="0.074cm" fo:border-left="none" fo:border-right="none" fo:border-top="none" fo:border-bottom="0.06pt solid #000000" style:join-border="false"/>
      <style:text-properties fo:font-weight="normal" officeooo:rsid="0021fb03" officeooo:paragraph-rsid="0021fb03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9dd27" style:font-weight-asian="bold" style:font-weight-complex="bold"/>
    </style:style>
    <style:style style:name="T3" style:family="text">
      <style:text-properties fo:font-weight="bold" officeooo:rsid="00230f47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1eec0c" style:font-weight-asian="normal" style:font-weight-complex="normal"/>
    </style:style>
    <style:style style:name="T6" style:family="text">
      <style:text-properties fo:font-weight="normal" officeooo:rsid="00207256" style:font-weight-asian="normal" style:font-weight-complex="normal"/>
    </style:style>
    <style:style style:name="T7" style:family="text">
      <style:text-properties officeooo:rsid="00123718"/>
    </style:style>
    <style:style style:name="T8" style:family="text">
      <style:text-properties style:text-underline-style="none"/>
    </style:style>
    <style:style style:name="T9" style:family="text">
      <style:text-properties officeooo:rsid="0015aa12"/>
    </style:style>
    <style:style style:name="T10" style:family="text">
      <style:text-properties officeooo:rsid="001dac93"/>
    </style:style>
    <style:style style:name="T11" style:family="text">
      <style:text-properties officeooo:rsid="0024032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7">IL </text:span>SIMBOLISMO</text:p>
      <text:p text:style-name="P1"/>
      <text:p text:style-name="P21"/>
      <text:p text:style-name="P22">Bodler pubblica nel 1957 <text:span text:style-name="T1">i fiori del male (titolo ossimoro: </text:span><text:span text:style-name="T5">la natura ora è dove si è instaurato il male</text:span><text:span text:style-name="T1">)</text:span><text:span text:style-name="T4">, che era la prima opera simbolista.</text:span></text:p>
      <text:p text:style-name="P5">Sinestesia: <text:span text:style-name="T4">parole calde, silezio ver</text:span><text:span text:style-name="T6">de. <text:s text:c="8"/></text:span></text:p>
      <text:p text:style-name="P23"/>
      <text:p text:style-name="P21">BODLER dice:</text:p>
      <text:p text:style-name="P19">Con il cambiamento dei tempi, l'arte ha perso quella sua <text:span text:style-name="T1">aura </text:span><text:span text:style-name="T4">di sacralità.</text:span></text:p>
      <text:p text:style-name="P7"><text:span text:style-name="T1">L'artista perde la propria libertà:</text:span> gli autori devono scrivere ciò che vendeva di più.</text:p>
      <text:p text:style-name="P8">Gli artisti perdono la sacralità dell'arte.</text:p>
      <text:p text:style-name="P8">L'arte esprimeva ideali alti: amore, sentimenti, attaccamento alla patria etc.</text:p>
      <text:p text:style-name="P9">Ora l'arte esprimva ideali che condivideva il popolo: l'attaccamento al denaro</text:p>
      <text:p text:style-name="P9">Questo cambiamento avvenne grazie alla <text:span text:style-name="T1">industrializzazione.</text:span></text:p>
      <text:p text:style-name="P10">Bogler spiega tutto ciò con la metafora della perdita dell'<text:span text:style-name="T1">aura.</text:span></text:p>
      <text:p text:style-name="P9"/>
      <text:p text:style-name="P11">C'è anche il tentativo di <text:span text:style-name="T1">riacquis</text:span><text:span text:style-name="T2">ir</text:span><text:span text:style-name="T1">e i principi del passato.</text:span></text:p>
      <text:p text:style-name="P12">Mantenendo un tono alto nei loro testi, <text:span text:style-name="T10">usa il Simbolismo per questo scopo</text:span>.</text:p>
      <text:p text:style-name="P12">Tale corrente di pensiero si esprime attraverso il Simbolismo.</text:p>
      <text:p text:style-name="P12"/>
      <text:p text:style-name="P12">Un simbolo è un qualcosa che quando si vede si capisce <text:span text:style-name="T1">immediatamente</text:span> cosa significa</text:p>
      <text:p text:style-name="P12">l'<text:span text:style-name="T1">allegoria</text:span> è una serie di immagini che producono uno sviluppo narrativo, che fanno mettere in atto un processo razionale.</text:p>
      <text:p text:style-name="P13"><text:span text:style-name="T1">Il tipo di linguaggio è differente:</text:span> l'allegoria ha sempre un linguaggio semplice e chiaro.</text:p>
      <text:p text:style-name="P13">Il linguaggio simbolico non è sempre chiaro.</text:p>
      <text:p text:style-name="P13"/>
      <text:p text:style-name="P14">Bodler si esprime in tutti e due i modi.</text:p>
      <text:p text:style-name="P15"/>
      <text:p text:style-name="P13"/>
      <text:p text:style-name="P13"/>
      <text:p text:style-name="P10">DECADENTISMO:</text:p>
      <text:p text:style-name="P10"/>
      <text:p text:style-name="P10">E' un movimento culturale di idee.</text:p>
      <text:p text:style-name="P10"/>
      <text:p text:style-name="P10">Ci sono due correnti letterarie: <text:span text:style-name="T1">l'Estetismo </text:span>e il <text:span text:style-name="T1">Simbolismo.</text:span></text:p>
      <text:p text:style-name="P20"><text:span text:style-name="T9">Il Simbolismo è</text:span> una corrente letteraria del <text:span text:style-name="T1">decadentismo.</text:span></text:p>
      <text:p text:style-name="P6">La <text:span text:style-name="T1">decadenza si riferiva alla classe borghese</text:span>, protagonista della seconda Rivoluzione Industriale.</text:p>
      <text:p text:style-name="P6"/>
      <text:p text:style-name="P10">Siccome l'arte sembrava aver perso valore, per un senso provocatorio, ci sono alcuni artisti che sostituiscono questi valori con uno solo: <text:span text:style-name="T1">il bello deve essere l'unico parametro di guida.</text:span></text:p>
      <text:p text:style-name="P10">Gli <text:span text:style-name="T1">esteti</text:span> volevano chiaramente fare una critica.</text:p>
      <text:p text:style-name="P6"/>
      <text:p text:style-name="P6"/>
      <text:p text:style-name="P6">Gli intellettuali erano un punto di riferimento.</text:p>
      <text:p text:style-name="P6">La nuova società portata dalla rivoluzione industriale consegue nuovi valori di riferimento: il denaro, il successo.</text:p>
      <text:p text:style-name="P6"/>
      <text:p text:style-name="P6"/>
      <text:p text:style-name="P2">Sia il Naturalismo che il Verismo durano circa fino alla fine del 1800.</text:p>
      <text:p text:style-name="P2">Il Simbolismo è nato un pò più tardi ma è durato fino al primo decennio del 900.</text:p>
      <text:p text:style-name="P17">Sono correnti letterarie contemporanee ma totalmente diverse.</text:p>
      <text:p text:style-name="P17"/>
      <text:p text:style-name="P18"><text:soft-page-break/><text:span text:style-name="T8">Il simbolismo</text:span> nasce in <text:span text:style-name="T1">Francia</text:span>, è una <text:span text:style-name="T1">poetica</text:span>.</text:p>
      <text:p text:style-name="P4"/>
      <text:p text:style-name="P4">Un simbolo è una immagine.</text:p>
      <text:p text:style-name="P2"/>
      <text:p text:style-name="P2">I simbolisti preferirono la <text:span text:style-name="T1">poesia.</text:span></text:p>
      <text:p text:style-name="P4"/>
      <text:p text:style-name="P16">I simbolisti non hanno interesse a rappresentare la realtà così com'è.</text:p>
      <text:p text:style-name="P24">Per loro <text:span text:style-name="T1">la natura serve per esprimere i loro stati d'animo.</text:span></text:p>
      <text:p text:style-name="P28"><text:span text:style-name="T1"/></text:p>
      <text:p text:style-name="P24"><text:span text:style-name="T1"/></text:p>
      <text:p text:style-name="P24"><text:span text:style-name="T1"/></text:p>
      <text:p text:style-name="P24"><text:span text:style-name="T1"/></text:p>
      <text:p text:style-name="P25"><text:span text:style-name="T1">CORRISPONDENZE </text:span><text:span text:style-name="T3">(pg. 209)</text:span></text:p>
      <text:p text:style-name="P25"><text:span text:style-name="T1"/></text:p>
      <text:p text:style-name="P25">Questo <text:span text:style-name="T1">sonetto</text:span> di Bodler è considerata come<text:span text:style-name="T1"> manifesto del Simbolismo.</text:span></text:p>
      <text:p text:style-name="P25"><text:span text:style-name="T1"/></text:p>
      <text:p text:style-name="P25">Inizia immaginando la natura come un tempio dove le colonne sono alberi, e si immagina l'uomo che cammina attraverso la foresta di simboli. I simboli <text:span text:style-name="T1">corrispondono</text:span> agli elementi della natura che si richiamano tra loro e parlano all'uomo.</text:p>
      <text:p text:style-name="P25">Il significato è che in natura tutti gli elementi all'occhio dell'uomo sono dei simboli.</text:p>
      <text:p text:style-name="P25"/>
      <text:p text:style-name="P25">Attraverso le parole i poeti cercano di comunicare a chi legge quello che secondo loro è il significato vero della realtà che ci circonda. Questi poeti prediligono figure retoriche irrazionali come la <text:span text:style-name="T1">sinestesia</text:span>.</text:p>
      <text:p text:style-name="P29"/>
      <text:p text:style-name="P25"/>
      <text:p text:style-name="P26">L'albatro (pg. 210)</text:p>
      <text:p text:style-name="P26"/>
      <text:p text:style-name="P27">Si parla di un uccello marino che vola altezzoso nel cielo e accompagna le navi in mare.</text:p>
      <text:p text:style-name="P27">Però cade nella nave e cade in balia dei marini, essi si prendono gioco di lui.</text:p>
      <text:p text:style-name="P27">Dall'essere il Re dei cieli e simbolo della bellezza, diventa <text:span text:style-name="T11">infine </text:span>uno zimbell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7M21S</meta:editing-duration>
    <meta:editing-cycles>16</meta:editing-cycles>
    <meta:generator>LibreOffice/5.2.1.2$Windows_x86 LibreOffice_project/31dd62db80d4e60af04904455ec9c9219178d620</meta:generator>
    <dc:date>2017-11-02T13:46:18.935000000</dc:date>
    <meta:document-statistic meta:table-count="0" meta:image-count="0" meta:object-count="0" meta:page-count="2" meta:paragraph-count="45" meta:word-count="519" meta:character-count="3286" meta:non-whitespace-character-count="2803"/>
    <meta:user-defined meta:name="Info 1"/>
    <meta:user-defined meta:name="Info 2"/>
    <meta:user-defined meta:name="Info 3"/>
    <meta:user-defined meta:name="Info 4"/>
  </office:meta>
</office:document-meta>
</file>